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adc1" officeooo:paragraph-rsid="0018adc1"/>
    </style:style>
    <style:style style:name="P2" style:family="paragraph" style:parent-style-name="Standard">
      <style:text-properties officeooo:rsid="001aa0f3" officeooo:paragraph-rsid="001aa0f3"/>
    </style:style>
    <style:style style:name="P3" style:family="paragraph" style:parent-style-name="Standard">
      <style:text-properties officeooo:rsid="001be1a7" officeooo:paragraph-rsid="001be1a7"/>
    </style:style>
    <style:style style:name="P4" style:family="paragraph" style:parent-style-name="Standard">
      <style:text-properties officeooo:rsid="00237a01" officeooo:paragraph-rsid="00237a01"/>
    </style:style>
    <style:style style:name="P5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1aa0f3" style:font-size-asian="12pt" style:font-weight-asian="bold" style:font-size-complex="12pt" style:font-weight-complex="bold"/>
    </style:style>
    <style:style style:name="P6" style:family="paragraph" style:parent-style-name="Standard" style:list-style-name="List_20_1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1f5743"/>
    </style:style>
    <style:style style:name="P7" style:family="paragraph" style:parent-style-name="Standard" style:list-style-name="List_20_1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b11b5"/>
    </style:style>
    <style:style style:name="P8" style:family="paragraph" style:parent-style-name="Standard" style:list-style-name="List_20_1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20e853"/>
    </style:style>
    <style:style style:name="P9" style:family="paragraph" style:parent-style-name="Standard">
      <style:text-properties officeooo:rsid="001a02b5" officeooo:paragraph-rsid="0025781c"/>
    </style:style>
    <style:style style:name="P10" style:family="paragraph" style:parent-style-name="Standard">
      <style:paragraph-properties fo:text-align="center" style:justify-single-word="false"/>
      <style:text-properties officeooo:rsid="001a02b5" officeooo:paragraph-rsid="001f5743"/>
    </style:style>
    <style:style style:name="P11" style:family="paragraph" style:parent-style-name="Standard">
      <style:paragraph-properties fo:text-align="center" style:justify-single-word="false"/>
      <style:text-properties officeooo:rsid="001a02b5" officeooo:paragraph-rsid="0028a02c"/>
    </style:style>
    <style:style style:name="P12" style:family="paragraph" style:parent-style-name="Standard">
      <style:text-properties officeooo:rsid="001a02b5" officeooo:paragraph-rsid="0028a02c"/>
    </style:style>
    <style:style style:name="P13" style:family="paragraph" style:parent-style-name="Standard">
      <style:text-properties officeooo:rsid="001a02b5" officeooo:paragraph-rsid="0028fc2b"/>
    </style:style>
    <style:style style:name="P14" style:family="paragraph" style:parent-style-name="Standard">
      <style:text-properties officeooo:rsid="001aa0f3" officeooo:paragraph-rsid="001f5743"/>
    </style:style>
    <style:style style:name="P15" style:family="paragraph" style:parent-style-name="Standard">
      <style:paragraph-properties fo:text-align="center" style:justify-single-word="false"/>
      <style:text-properties officeooo:rsid="001aa0f3" officeooo:paragraph-rsid="001aa0f3"/>
    </style:style>
    <style:style style:name="P16" style:family="paragraph" style:parent-style-name="Standard">
      <style:text-properties officeooo:rsid="0025781c" officeooo:paragraph-rsid="0025781c"/>
    </style:style>
    <style:style style:name="P17" style:family="paragraph" style:parent-style-name="Standard">
      <style:text-properties officeooo:rsid="0021ffc1" officeooo:paragraph-rsid="0028a02c"/>
    </style:style>
    <style:style style:name="P18" style:family="paragraph" style:parent-style-name="Standard">
      <style:text-properties officeooo:rsid="0021ffc1" officeooo:paragraph-rsid="001aa0f3"/>
    </style:style>
    <style:style style:name="P19" style:family="paragraph" style:parent-style-name="Standard">
      <style:text-properties officeooo:rsid="0028a02c" officeooo:paragraph-rsid="0028a02c"/>
    </style:style>
    <style:style style:name="P20" style:family="paragraph" style:parent-style-name="Standard">
      <style:text-properties officeooo:rsid="0028a02c" officeooo:paragraph-rsid="002b11b5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8adc1" officeooo:paragraph-rsid="0018adc1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paragraph-rsid="0028fc2b"/>
    </style:style>
    <style:style style:name="T1" style:family="text">
      <style:text-properties officeooo:rsid="001aa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81c" style:font-weight-asian="bold" style:font-weight-complex="bold"/>
    </style:style>
    <style:style style:name="T4" style:family="text">
      <style:text-properties fo:font-weight="bold" officeooo:rsid="0028a02c" style:font-weight-asian="bold" style:font-weight-complex="bold"/>
    </style:style>
    <style:style style:name="T5" style:family="text">
      <style:text-properties fo:font-weight="bold" officeooo:rsid="0024f973" style:font-weight-asian="bold" style:font-weight-complex="bold"/>
    </style:style>
    <style:style style:name="T6" style:family="text">
      <style:text-properties fo:font-weight="bold" officeooo:rsid="0028fc2b" style:font-weight-asian="bold" style:font-weight-complex="bold"/>
    </style:style>
    <style:style style:name="T7" style:family="text">
      <style:text-properties fo:color="#8100ba" loext:opacity="100%" fo:font-weight="bold" officeooo:rsid="001aa0f3" style:font-weight-asian="bold" style:font-weight-complex="bold"/>
    </style:style>
    <style:style style:name="T8" style:family="text">
      <style:text-properties style:use-window-font-color="true" loext:opacity="0%" fo:font-weight="normal" officeooo:rsid="001aa0f3" style:font-weight-asian="normal" style:font-weight-complex="normal"/>
    </style:style>
    <style:style style:name="T9" style:family="text">
      <style:text-properties style:use-window-font-color="true" loext:opacity="0%" fo:font-weight="normal" officeooo:rsid="0025781c" style:font-weight-asian="normal" style:font-weight-complex="normal"/>
    </style:style>
    <style:style style:name="T10" style:family="text">
      <style:text-properties style:use-window-font-color="true" loext:opacity="0%" fo:font-weight="normal" officeooo:rsid="0028a02c" style:font-weight-asian="normal" style:font-weight-complex="normal"/>
    </style:style>
    <style:style style:name="T11" style:family="text">
      <style:text-properties style:use-window-font-color="true" loext:opacity="0%" fo:font-weight="normal" officeooo:rsid="0028fc2b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1aa0f3" style:font-weight-asian="bold" style:font-weight-complex="bold"/>
    </style:style>
    <style:style style:name="T14" style:family="text">
      <style:text-properties fo:color="#000000" loext:opacity="100%" fo:font-weight="bold" officeooo:rsid="0025781c" style:font-weight-asian="bold" style:font-weight-complex="bold"/>
    </style:style>
    <style:style style:name="T15" style:family="text">
      <style:text-properties fo:color="#000000" loext:opacity="100%" fo:font-weight="normal" officeooo:rsid="001aa0f3" style:font-weight-asian="normal" style:font-weight-complex="normal"/>
    </style:style>
    <style:style style:name="T16" style:family="text">
      <style:text-properties fo:color="#000000" loext:opacity="100%" fo:font-weight="normal" officeooo:rsid="0025781c" style:font-weight-asian="normal" style:font-weight-complex="normal"/>
    </style:style>
    <style:style style:name="T17" style:family="text">
      <style:text-properties fo:color="#7200a2" loext:opacity="100%" fo:font-weight="bold" officeooo:rsid="001aa0f3" style:font-weight-asian="bold" style:font-weight-complex="bold"/>
    </style:style>
    <style:style style:name="T18" style:family="text">
      <style:text-properties fo:color="#7200a2" loext:opacity="100%" fo:font-weight="bold" officeooo:rsid="001f5743" style:font-weight-asian="bold" style:font-weight-complex="bold"/>
    </style:style>
    <style:style style:name="T19" style:family="text">
      <style:text-properties fo:color="#7200a2" loext:opacity="100%" fo:font-size="12pt" fo:font-weight="bold" officeooo:rsid="001aa0f3" style:font-size-asian="12pt" style:font-weight-asian="bold" style:font-size-complex="12pt" style:font-weight-complex="bold"/>
    </style:style>
    <style:style style:name="T20" style:family="text">
      <style:text-properties officeooo:rsid="001f5743"/>
    </style:style>
    <style:style style:name="T21" style:family="text">
      <style:text-properties officeooo:rsid="0024f973"/>
    </style:style>
    <style:style style:name="T22" style:family="text">
      <style:text-properties officeooo:rsid="0025781c"/>
    </style:style>
    <style:style style:name="T23" style:family="text">
      <style:text-properties fo:font-weight="normal" officeooo:rsid="001aa0f3" style:font-weight-asian="normal" style:font-weight-complex="normal"/>
    </style:style>
    <style:style style:name="T24" style:family="text">
      <style:text-properties fo:font-weight="normal" officeooo:rsid="0025781c" style:font-weight-asian="normal" style:font-weight-complex="normal"/>
    </style:style>
    <style:style style:name="T25" style:family="text">
      <style:text-properties fo:font-weight="normal" officeooo:rsid="0028a02c" style:font-weight-asian="normal" style:font-weight-complex="normal"/>
    </style:style>
    <style:style style:name="T26" style:family="text">
      <style:text-properties officeooo:rsid="00274a43"/>
    </style:style>
    <style:style style:name="T27" style:family="text">
      <style:text-properties officeooo:rsid="0021ffc1"/>
    </style:style>
    <style:style style:name="T28" style:family="text">
      <style:text-properties officeooo:rsid="00292ce1"/>
    </style:style>
    <style:style style:name="T29" style:family="text">
      <style:text-properties officeooo:rsid="002b1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ezly Macauley</text:p>
      <text:p text:style-name="P15">Back-End Focused Software Engineer</text:p>
      <text:p text:style-name="P1">________________________________________________________________________________</text:p>
      <text:p text:style-name="P15"/>
      <text:p text:style-name="P2"><text:span text:style-name="T12">Primary Email: </text:span><text:a xlink:type="simple" xlink:href="mailto:dezlymacauley@proton.me" text:style-name="Internet_20_link" text:visited-style-name="Visited_20_Internet_20_Link">dezlymacauley@proton.me</text:a> <text:tab/><text:span text:style-name="T12">Secondary Email:</text:span> <text:a xlink:type="simple" xlink:href="mailto:dezlymacauley@gmail.com" text:style-name="Internet_20_link" text:visited-style-name="Visited_20_Internet_20_Link">dezlymacauley@gmail.com</text:a></text:p>
      <text:p text:style-name="P3"><text:span text:style-name="T12">Phone Number:</text:span> +27 66 458 6161</text:p>
      <text:p text:style-name="P2">________________________________________________________________________________</text:p>
      <text:p text:style-name="P5">Skill Overview</text:p>
      <text:p text:style-name="P18"><text:span text:style-name="T25"/></text:p>
      <text:p text:style-name="P20"><text:span text:style-name="T6">System Programming</text:span><text:span text:style-name="T2">:</text:span> Go, <text:span text:style-name="T26">Rust<text:tab/><text:tab/></text:span><text:span text:style-name="T5">SQL Databases:</text:span><text:span text:style-name="T21"> SQLite, </text:span><text:span text:style-name="T29">MySQL, </text:span></text:p>
      <text:p text:style-name="P20"><text:span text:style-name="T29"><text:tab/><text:tab/><text:tab/><text:tab/><text:tab/><text:tab/>PostgreSQL (Currently learning)</text:span></text:p>
      <text:p text:style-name="P19"/>
      <text:p text:style-name="P17"><text:span text:style-name="T2">Version Control:</text:span> Git, GitHub<text:tab/><text:tab/><text:span text:style-name="T3">Scripting: </text:span><text:span text:style-name="T24">Bash, Python, Lua, Nix<text:tab/><text:tab/><text:tab/></text:span></text:p>
      <text:p text:style-name="P17"><text:span text:style-name="T24"/></text:p>
      <text:p text:style-name="P19"><text:span text:style-name="T3">Linux Proficiency:<text:tab/><text:tab/><text:tab/><text:tab/></text:span><text:span text:style-name="T22">NixOS, Arch Linux, Fedora, Debian Stable, Ubunt</text:span><text:span text:style-name="T27"><text:tab/></text:span></text:p>
      <text:p text:style-name="P17"><text:span text:style-name="T4">Code Editors: <text:tab/><text:tab/><text:tab/><text:tab/></text:span><text:span text:style-name="T25">Neovim (Primary), VS Code </text:span></text:p>
      <text:p text:style-name="P19"><text:span text:style-name="T3">Blockchain / Web3</text:span><text:span text:style-name="T24">: <text:tab/><text:tab/><text:tab/><text:tab/>Solidity Smart Contracts </text:span><text:span text:style-name="T27"><text:tab/></text:span></text:p>
      <text:p text:style-name="P19"/>
      <text:p text:style-name="P19"><text:span text:style-name="T2">Front-End Basics:</text:span><text:tab/><text:tab/><text:tab/><text:tab/>Html, CSS, Tailwind CSS, JavaScript / TypeScript, </text:p>
      <text:p text:style-name="P19"><text:tab/><text:tab/><text:tab/><text:tab/><text:tab/><text:tab/>Bun, Svelte (Currently learning)</text:p>
      <text:p text:style-name="P16"/>
      <text:p text:style-name="P9"><text:span text:style-name="T13">English </text:span><text:span text:style-name="T14">Proficiency:</text:span><text:span text:style-name="T13"> <text:tab/><text:tab/><text:tab/></text:span><text:span text:style-name="T15">CEFR </text:span><text:span text:style-name="T16">Level = </text:span><text:span text:style-name="T23">C2 </text:span><text:span text:style-name="T24">(Native Proficiency)</text:span></text:p>
      <text:p text:style-name="P12"><text:span text:style-name="T13">Technical Writing:<text:tab/><text:tab/><text:tab/><text:tab/></text:span><text:span text:style-name="T1">Creating user-friendly documentation</text:span></text:p>
      <text:p text:style-name="P13"><text:span text:style-name="T13">Public Speaking</text:span><text:span text:style-name="T7">:<text:tab/><text:tab/><text:tab/><text:tab/></text:span><text:span text:style-name="T8">Presenting </text:span><text:span text:style-name="T9">tech</text:span><text:span text:style-name="T10">nical info </text:span><text:span text:style-name="T8">to a non-technical audience</text:span></text:p>
      <text:p text:style-name="P13"><text:span text:style-name="T8"><text:tab/><text:tab/><text:tab/><text:tab/><text:tab/><text:tab/></text:span><text:span text:style-name="T11">Former Research Executive at Kantar.</text:span><text:line-break/><text:span text:style-name="T1">________________________________________________________________________________</text:span></text:p>
      <text:p text:style-name="P11"><text:span text:style-name="T19">Summary</text:span></text:p>
      <text:p text:style-name="P2"/>
      <text:p text:style-name="P4">xx</text:p>
      <text:p text:style-name="P2">_______________________________________________________________________________</text:p>
      <text:p text:style-name="P5">Projects</text:p>
      <text:p text:style-name="P2"/>
      <text:p text:style-name="P4">xx</text:p>
      <text:p text:style-name="P13">________________________________________________________________________________<text:line-break/></text:p>
      <text:p text:style-name="P10"><text:span text:style-name="T18">Links To </text:span><text:span text:style-name="T17">Certificat</text:span><text:span text:style-name="T18">es Awarded</text:span><text:span text:style-name="T1"><text:line-break/></text:span></text:p>
      <text:list text:style-name="List_20_1">
        <text:list-item>
          <text:p text:style-name="P6"><text:a xlink:type="simple" xlink:href="https://github.com/dezly-macauley/certifications/raw/main/duke_university_rust_fundamentals.pdf" text:style-name="Internet_20_link" text:visited-style-name="Visited_20_Internet_20_Link"><text:span text:style-name="T20">Duke Unversity – Rust Fundamentals</text:span></text:a></text:p>
        </text:list-item>
        <text:list-item>
          <text:p text:style-name="P8"><text:a xlink:type="simple" xlink:href="https://github.com/dezly-macauley/certifications/raw/main/meta_version_control.pdf" text:style-name="Internet_20_link" text:visited-style-name="Visited_20_Internet_20_Link"><text:span text:style-name="T20">Meta – Version Control</text:span></text:a></text:p>
        </text:list-item>
        <text:list-item>
          <text:p text:style-name="P7"><text:a xlink:type="simple" xlink:href="https://github.com/dezly-macauley/certifications/raw/main/google_tools_of_the_trade_linux_and_sql.pdf" text:style-name="Internet_20_link" text:visited-style-name="Visited_20_Internet_20_Link"><text:span text:style-name="T29">Google - Tools of the Trade: Linux and SQL</text:span></text:a></text:p>
        </text:list-item>
      </text:list>
      <text:p text:style-name="P14"><text:line-break/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40:40.777686182</meta:creation-date>
    <meta:generator>LibreOffice/7.6.7.2$Linux_X86_64 LibreOffice_project/60$Build-2</meta:generator>
    <dc:date>2024-11-02T21:19:14.788412637</dc:date>
    <meta:editing-duration>PT2H35M34S</meta:editing-duration>
    <meta:editing-cycles>17</meta:editing-cycles>
    <meta:print-date>2024-11-02T19:53:48.601040214</meta:print-date>
    <meta:printed-by>PDF files</meta:printed-by>
    <meta:document-statistic meta:table-count="0" meta:image-count="0" meta:object-count="0" meta:page-count="1" meta:paragraph-count="30" meta:word-count="134" meta:character-count="1471" meta:non-whitespace-character-count="1312"/>
  </office:meta>
</office:document-meta>
</file>